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 style:list-style-name="L2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outline1">
      <style:graphic-properties fo:min-height="11.929cm"/>
    </style:style>
    <style:style style:name="co1" style:family="table-column">
      <style:table-column-properties style:column-width="12.6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text-align="end"/>
    </style:style>
    <style:style style:name="P2" style:family="paragraph">
      <style:text-properties style:text-underline-style="none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CoolWeather</text:p>
          </draw:text-box>
        </draw:frame>
        <draw:frame presentation:style-name="pr2" draw:layer="layout" svg:width="25.2cm" svg:height="12.179cm" svg:x="1.4cm" svg:y="5cm" presentation:class="subtitle" presentation:user-transformed="true">
          <draw:text-box>
            <text:p text:style-name="P1">Rubén Agudo</text:p>
            <text:p text:style-name="P1">Jonatan Galean</text:p>
            <text:p text:style-name="P1">Iñigo Ochoa de Erive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Índice</text:p>
          </draw:text-box>
        </draw:frame>
        <draw:frame presentation:style-name="pr5" draw:text-style-name="P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2">Descripción de la aplicación</text:p>
              </text:list-item>
              <text:list-item>
                <text:p text:style-name="P2">Elementos técnicos</text:p>
              </text:list-item>
              <text:list-item>
                <text:p text:style-name="P2">Mejoras</text:p>
              </text:list-item>
              <text:list-item>
                <text:p text:style-name="P2">Conclusion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Descripción de la aplicación</text:p>
          </draw:text-box>
        </draw:frame>
        <draw:frame presentation:style-name="pr7" draw:layer="layout" svg:width="25.2cm" svg:height="12.179cm" svg:x="1.4cm" svg:y="5.2cm" presentation:class="outline" presentation:user-transformed="true">
          <draw:text-box>
            <text:list text:style-name="L3">
              <text:list-header>
                <text:p><text:span text:style-name="T1">CoolWeather es una aplicación para:</text:span></text:p>
                <text:list>
                  <text:list-item>
                    <text:p><text:span text:style-name="T2">Consultar</text:span> la información meteorológica de cualquier ciudad del mundo.</text:p>
                    <text:list>
                      <text:list-item>
                        <text:p>La predicción se puede obtener desde:</text:p>
                        <text:list>
                          <text:list-item>
                            <text:p>Mapa.</text:p>
                          </text:list-item>
                          <text:list-item>
                            <text:p>Búsqueda.</text:p>
                          </text:list-item>
                        </text:list>
                      </text:list-item>
                      <text:list-item>
                        <text:p>Detalles semanales.</text:p>
                      </text:list-item>
                      <text:list-item>
                        <text:p>Gráfico de temperaturas.</text:p>
                      </text:list-item>
                    </text:list>
                  </text:list-item>
                </text:list>
                <text:p><text:span text:style-name="T1">Utiliza la API de OpenWeatherMap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layer="layout" svg:width="17cm" svg:height="17.401cm" svg:x="2cm" svg:y="13cm" presentation:class="notes" presentation:user-transformed="true">
            <draw:text-box>
              <text:list text:style-name="L4">
                <text:list-item>
                  <text:p>CoolWeather es una aplicación para consultar la información meteorológica de cualquier ciudad del mundo.</text:p>
                  <text:list>
                    <text:list-item>
                      <text:p>Se puede obtener la información tanto desde un mapa como buscando por ciudad</text:p>
                    </text:list-item>
                    <text:list-item>
                      <text:p>Se puede consultar la información semanal de la ciudad buscada, así como un gráfico de las temperaturas.</text:p>
                    </text:list-item>
                  </text:list>
                </text:list-item>
                <text:list-item>
                  <text:p>Para obtener la información se utiliza la API de OpenWeatherMap (<text:a xlink:href="http://openweathermap.org/" xlink:type="simple">http://openweathermap.org</text:a>)</text:p>
                </text:list-item>
              </text:list>
            </draw:text-box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lementos técnicos</text:p>
          </draw:text-box>
        </draw:frame>
        <draw:frame presentation:style-name="pr7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Uso de API de terceros.</text:p>
              </text:list-item>
              <text:list-item>
                <text:p>Navigation Drawer (pestañas de navegación)</text:p>
              </text:list-item>
              <text:list-item>
                <text:p>ListView personalizado</text:p>
                <text:list>
                  <text:list-item>
                    <text:p>Clase que extiende de BaseAdapter.</text:p>
                  </text:list-item>
                  <text:list-item>
                    <text:p>Layout personalizado.</text:p>
                  </text:list-item>
                  <text:list-item>
                    <text:p>Imágenes.</text:p>
                  </text:list-item>
                  <text:list-item>
                    <text:p>Estilos en los text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lementos técnicos</text:p>
          </draw:text-box>
        </draw:frame>
        <draw:frame presentation:style-name="pr7" draw:layer="layout" svg:width="25.2cm" svg:height="13.2cm" svg:x="1.4cm" svg:y="5cm" presentation:class="outline" presentation:user-transformed="true">
          <draw:text-box>
            <text:list text:style-name="L3">
              <text:list-item>
                <text:p>Búsqueda ActionBar</text:p>
              </text:list-item>
              <text:list-item>
                <text:p>ShareActionProvider (botón compartir)</text:p>
              </text:list-item>
              <text:list-item>
                <text:p>Gráfico usando librería Android GraphView.</text:p>
                <text:p/>
                <text:p>Otras funcionalidades</text:p>
                <text:list>
                  <text:list-item>
                    <text:p>Mapa.</text:p>
                  </text:list-item>
                  <text:list-item>
                    <text:p>Preferencias.</text:p>
                  </text:list-item>
                  <text:list-item>
                    <text:p>Base de datos local.</text:p>
                  </text:list-item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Mejora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3">
              <text:list-item>
                <text:p>Multilenguaje</text:p>
              </text:list-item>
              <text:list-item>
                <text:p>Vista de detalles por día</text:p>
                <text:list>
                  <text:list-item>
                    <text:p>Gráfico de temperaturas por hora</text:p>
                  </text:list-item>
                  <text:list-item>
                    <text:p>Gráfico de precipitaciones.</text:p>
                  </text:list-item>
                </text:list>
              </text:list-item>
              <text:list-item>
                <text:p>Histórico de temperaturas y precipitaciones.</text:p>
              </text:list-item>
              <text:list-item>
                <text:p>Widget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onclusion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3">
              <text:list-item>
                <text:p>Investigación frente repetir funcionalidad.</text:p>
              </text:list-item>
              <text:list-item>
                <text:p>Sencillez ante cantidad.</text:p>
              </text:list-item>
              <text:list-item>
                <text:p>Síndrome del programador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yuda a la corrección</text:p>
          </draw:text-box>
        </draw:frame>
        <draw:frame draw:style-name="standard" draw:layer="layout" svg:width="25.199cm" svg:height="9.386cm" svg:x="1.4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">Concepto</text:p>
              </table:table-cell>
              <table:table-cell>
                <text:p text:style-name="P3">Justificación</text:p>
              </table:table-cell>
            </table:table-row>
            <table:table-row table:style-name="ro1" table:default-cell-style-name="ce2">
              <table:table-cell>
                <text:p>Originalidad</text:p>
              </table:table-cell>
              <table:table-cell>
                <text:p>Original: búsqueda en el mapa.</text:p>
                <text:p>Útil: El tiempo se mira a diario.</text:p>
              </table:table-cell>
            </table:table-row>
            <table:table-row table:style-name="ro1" table:default-cell-style-name="ce2">
              <table:table-cell>
                <text:p>Apariencia</text:p>
              </table:table-cell>
              <table:table-cell>
                <text:p>Interfaz ordenada, sin sobrecarga de datos.</text:p>
              </table:table-cell>
            </table:table-row>
            <table:table-row table:style-name="ro1" table:default-cell-style-name="ce2">
              <table:table-cell>
                <text:p>Usabilidad</text:p>
              </table:table-cell>
              <table:table-cell>
                <text:p>Navegación por pestañas para saber donde se encuentra el usuario en cada momento</text:p>
              </table:table-cell>
            </table:table-row>
            <table:table-row table:style-name="ro1" table:default-cell-style-name="ce2">
              <table:table-cell>
                <text:p>Complejidad</text:p>
              </table:table-cell>
              <table:table-cell>
                <text:p>Se han implementado multitud de funcionalidades nuevas.</text:p>
              </table:table-cell>
            </table:table-row>
            <table:table-row table:style-name="ro1" table:default-cell-style-name="ce2">
              <table:table-cell>
                <text:p>Presentación</text:p>
              </table:table-cell>
              <table:table-cell>
                <text:p>Ustedes decide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ubén Agudo</meta:initial-creator>
    <meta:creation-date>2014-06-04T14:05:12.318935614</meta:creation-date>
    <dc:date>2014-06-04T15:55:28.474042243</dc:date>
    <dc:creator>Rubén Agudo</dc:creator>
    <meta:editing-duration>PT1H33M14S</meta:editing-duration>
    <meta:editing-cycles>41</meta:editing-cycles>
    <meta:generator>LibreOffice/4.2.3.3$Linux_X86_64 LibreOffice_project/420m0$Build-3</meta:generator>
    <meta:document-statistic meta:object-count="65"/>
  </office:meta>
</office:document-meta>
</file>